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Tahoma2" svg:font-family="Tahoma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 officeooo:paragraph-rsid="001dc174"/>
    </style:style>
    <style:style style:name="P4" style:family="paragraph" style:parent-style-name="Standard">
      <style:text-properties style:font-name="Arial" officeooo:paragraph-rsid="001dc860"/>
    </style:style>
    <style:style style:name="P5" style:family="paragraph" style:parent-style-name="Standard">
      <style:text-properties style:font-name="Arial" officeooo:paragraph-rsid="001f1232"/>
    </style:style>
    <style:style style:name="P6" style:family="paragraph" style:parent-style-name="Standard">
      <style:text-properties style:font-name="Arial" fo:font-style="normal" style:text-underline-style="none" fo:font-weight="normal" officeooo:paragraph-rsid="001f1232" style:font-style-asian="normal" style:font-weight-asian="normal" style:font-style-complex="normal" style:font-weight-complex="normal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Table_20_Contents">
      <style:text-properties style:font-name="Arial" fo:font-weight="bold" style:font-weight-asian="bold" style:font-weight-complex="bold"/>
    </style:style>
    <style:style style:name="P9" style:family="paragraph" style:parent-style-name="Table_20_Contents">
      <style:text-properties style:font-name="Arial" fo:font-weight="normal" style:font-weight-asian="normal" style:font-weight-complex="normal"/>
    </style:style>
    <style:style style:name="P10" style:family="paragraph" style:parent-style-name="Header">
      <style:text-properties style:font-name="Arial" officeooo:paragraph-rsid="001dc174"/>
    </style:style>
    <style:style style:name="P11" style:family="paragraph">
      <style:paragraph-properties fo:margin-left="0cm" fo:margin-right="0cm" fo:text-indent="0cm" style:writing-mode="lr-tb">
        <style:tab-stops/>
      </style:paragraph-properties>
    </style:style>
    <style:style style:name="P1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officeooo:rsid="001dc174"/>
    </style:style>
    <style:style style:name="T2" style:family="text">
      <style:text-properties officeooo:rsid="001dc860"/>
    </style:style>
    <style:style style:name="T3" style:family="text">
      <style:text-properties style:text-underline-style="solid" style:text-underline-width="auto" style:text-underline-color="font-color" officeooo:rsid="001dc860"/>
    </style:style>
    <style:style style:name="T4" style:family="text">
      <style:text-properties style:text-underline-style="solid" style:text-underline-width="auto" style:text-underline-color="font-color" officeooo:rsid="001f1232"/>
    </style:style>
    <style:style style:name="T5" style:family="text">
      <style:text-properties officeooo:rsid="001f1232"/>
    </style:style>
    <style:style style:name="gr1" style:family="graphic">
      <style:graphic-properties draw:stroke="none" svg:stroke-width="0.026cm" svg:stroke-color="#cccccc" draw:marker-start-width="0.3cm" draw:marker-start-center="false" draw:marker-end-width="0.3cm" draw:marker-end-center="false" draw:stroke-linejoin="miter" draw:fill="solid" draw:fill-color="#cccccc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back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voice</text:p>
      <text:p text:style-name="P1"/>
      <text:p text:style-name="P1">~company::name~</text:p>
      <text:p text:style-name="P1">~company::address1~</text:p>
      <text:p text:style-name="P1">~company::city~ ~company::prov~ ~company::prov~</text:p>
      <text:p text:style-name="P1">Phone: ~company::phone~</text:p>
      <text:p text:style-name="P1"/>
      <text:p text:style-name="P1">~client::company~</text:p>
      <text:p text:style-name="P1">~client::name~</text:p>
      <text:p text:style-name="P1">~client::city~ ~client::prov~ ~client::postalcode~</text:p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Desc</text:p>
          </table:table-cell>
          <table:table-cell table:style-name="Table1.A1" office:value-type="string">
            <text:p text:style-name="P8">Cost</text:p>
          </table:table-cell>
          <table:table-cell table:style-name="Table1.A1" office:value-type="string">
            <text:p text:style-name="P8">Quantity</text:p>
          </table:table-cell>
          <table:table-cell table:style-name="Table1.D1" office:value-type="string">
            <text:p text:style-name="P8">Total</text:p>
          </table:table-cell>
        </table:table-row>
        <table:table-row>
          <table:table-cell table:style-name="Table1.A2" office:value-type="string">
            <text:p text:style-name="P9">~repeatrow|product::desc~</text:p>
          </table:table-cell>
          <table:table-cell table:style-name="Table1.A2" office:value-type="string">
            <text:p text:style-name="P7">~product::rate~</text:p>
          </table:table-cell>
          <table:table-cell table:style-name="Table1.A2" office:value-type="string">
            <text:p text:style-name="P7">~product::qty~</text:p>
          </table:table-cell>
          <table:table-cell table:style-name="Table1.D2" office:value-type="string">
            <text:p text:style-name="P8">~product::total~</text:p>
          </table:table-cell>
        </table:table-row>
      </table:table>
      <text:p text:style-name="P1"/>
      <text:p text:style-name="P3"><text:span text:style-name="T1">~if|paid~</text:span></text:p>
      <text:p text:style-name="P4"><text:span text:style-name="T2">PAID <text:s text:c="4"/></text:span><text:span text:style-name="T3">~paid::date~</text:span></text:p>
      <text:p text:style-name="P3"><text:span text:style-name="T1">~endif|paid~</text:span></text:p>
      <text:p text:style-name="P3"><text:span text:style-name="T1"/></text:p>
      <text:p text:style-name="P5"><text:span text:style-name="T1">~if|</text:span><text:span text:style-name="T5">not</text:span><text:span text:style-name="T1">paid~</text:span></text:p>
      <text:p text:style-name="P6"><text:span text:style-name="T5">Payment Due Date: <text:s text:c="4"/>~payment::due~</text:span></text:p>
      <text:p text:style-name="P5"><text:span text:style-name="T1">~endif|</text:span><text:span text:style-name="T5">not</text:span><text:span text:style-name="T1">paid~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grddl:transformation="http://docs.oasis-open.org/office/1.2/xslt/odf2rdf.xsl">
  <office:font-face-decls>
    <style:font-face style:name="Tahoma2" svg:font-family="Tahoma"/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officeooo:paragraph-rsid="001dc174"/>
    </style:style>
    <style:style style:name="MP2" style:family="paragraph">
      <style:paragraph-properties fo:margin-left="0cm" fo:margin-right="0cm" fo:text-indent="0cm" style:writing-mode="lr-tb">
        <style:tab-stops/>
      </style:paragraph-properties>
    </style:style>
    <style:style style:name="M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MT1" style:family="text">
      <style:text-properties officeooo:rsid="001dc174"/>
    </style:style>
    <style:style style:name="Mgr1" style:family="graphic">
      <style:graphic-properties draw:stroke="none" svg:stroke-width="0.026cm" svg:stroke-color="#cccccc" draw:marker-start-width="0.3cm" draw:marker-start-center="false" draw:marker-end-width="0.3cm" draw:marker-end-center="false" draw:stroke-linejoin="miter" draw:fill="solid" draw:fill-color="#cccccc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background" style:wrap="run-through" style:number-wrapped-paragraphs="no-limit" style:vertical-pos="from-top" style:vertical-rel="paragraph-content" style:horizontal-pos="from-left" style:horizontal-rel="paragraph-conten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paragraph" draw:z-index="0" draw:style-name="Mgr1" draw:text-style-name="MP3" svg:width="20.744cm" svg:height="7.804cm" draw:transform="rotate (0.7853981633973) translate (0.947277777777778cm 16.5011805555556cm)"><text:p text:style-name="MP2">~paid~</text:p>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0 10796.7603239676" draw:enhanced-path="M ?f7 ?f0 C ?f15 ?f9 ?f16 ?f10 ?f12 ?f0 N M ?f29 ?f1 C ?f27 ?f28 ?f25 ?f26 ?f24 ?f1 N"><draw:equation draw:name="f0" draw:formula="$0 "/><draw:equation draw:name="f1" draw:formula="21600-?f0 "/><draw:equation draw:name="f2" draw:formula="$1 "/><draw:equation draw:name="f3" draw:formula="?f2 -10800"/><draw:equation draw:name="f4" draw:formula="?f3 *2"/><draw:equation draw:name="f5" draw:formula="abs(?f4 )"/><draw:equation draw:name="f6" draw:formula="4320-?f5 "/><draw:equation draw:name="f7" draw:formula="if(?f3 ,0,?f5 )"/><draw:equation draw:name="f8" draw:formula="15800*?f0 /4460"/><draw:equation draw:name="f9" draw:formula="?f0 -?f8 "/><draw:equation draw:name="f10" draw:formula="?f0 +?f8 "/><draw:equation draw:name="f11" draw:formula="21600-?f4 "/><draw:equation draw:name="f12" draw:formula="if(?f3 ,?f11 ,21600)"/><draw:equation draw:name="f13" draw:formula="?f12 -?f7 "/><draw:equation draw:name="f14" draw:formula="?f5 /2"/><draw:equation draw:name="f15" draw:formula="?f7 +7200-?f14 "/><draw:equation draw:name="f16" draw:formula="?f12 +?f14 -7200"/><draw:equation draw:name="f17" draw:formula="?f13 /2"/><draw:equation draw:name="f18" draw:formula="?f7 +?f17 "/><draw:equation draw:name="f19" draw:formula="21600-?f18 "/><draw:equation draw:name="f20" draw:formula="?f5 /2"/><draw:equation draw:name="f21" draw:formula="21600-?f20 "/><draw:equation draw:name="f22" draw:formula="?f0 *2"/><draw:equation draw:name="f23" draw:formula="21600-?f22 "/><draw:equation draw:name="f24" draw:formula="21600-?f7 "/><draw:equation draw:name="f25" draw:formula="21600-?f15 "/><draw:equation draw:name="f26" draw:formula="?f1 +?f8 "/><draw:equation draw:name="f27" draw:formula="21600-?f16 "/><draw:equation draw:name="f28" draw:formula="?f1 -?f8 "/><draw:equation draw:name="f29" draw:formula="21600-?f12 "/><draw:handle draw:handle-position="left $0" draw:handle-range-y-minimum="0" draw:handle-range-y-maximum="4460"/><draw:handle draw:handle-position="$1 21600" draw:handle-range-x-minimum="8640" draw:handle-range-x-maximum="12960"/></draw:enhanced-geometry></draw:custom-shape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0-04-19T14:05:54.96</meta:creation-date>
    <dc:date>2011-02-28T18:14:49</dc:date>
    <dc:creator>Brian Kulyk</dc:creator>
    <meta:editing-duration>PT25H21M15S</meta:editing-duration>
    <meta:editing-cycles>6</meta:editing-cycles>
    <meta:generator>OpenOffice.org/3.2$Unix OpenOffice.org_project/320m19$Build-9505</meta:generator>
    <meta:document-statistic meta:table-count="1" meta:image-count="0" meta:object-count="0" meta:page-count="1" meta:paragraph-count="22" meta:word-count="31" meta:character-count="388"/>
  </office:meta>
</office:document-meta>
</file>